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thoutTransactionOperations.executeWithoutResult( Consumer &lt; TransactionStatus &gt;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outTransactionOperations.execute( TransactionCallback &lt; T &gt;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outTransactionOperations.WithoutTransactionOp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